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cb1" officeooo:paragraph-rsid="0010ac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simple de traducción.</text:p>
      <text:p text:style-name="P1"/>
      <text:p text:style-name="P1">Uno, dos, tres, cuatr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4T15:03:20.374000000</meta:creation-date>
    <dc:date>2020-10-14T15:04:47.212000000</dc:date>
    <meta:editing-duration>PT1M27S</meta:editing-duration>
    <meta:editing-cycles>1</meta:editing-cycles>
    <meta:document-statistic meta:table-count="0" meta:image-count="0" meta:object-count="0" meta:page-count="1" meta:paragraph-count="2" meta:word-count="8" meta:character-count="51" meta:non-whitespace-character-count="45"/>
    <meta:generator>LibreOffice/6.4.6.2$Windows_X86_64 LibreOffice_project/0ce51a4fd21bff07a5c061082cc82c5ed232f115</meta:generator>
  </office:meta>
</office:document-meta>
</file>